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00000017D4AFDC69EF31FDFE9.png" manifest:media-type="image/png"/>
  <manifest:file-entry manifest:full-path="Pictures/10000201000001780000009E997B6092965F3CC6.png" manifest:media-type="image/png"/>
  <manifest:file-entry manifest:full-path="Pictures/100002010000010100000101B08B0C89B5771FD4.png" manifest:media-type="image/png"/>
  <manifest:file-entry manifest:full-path="Pictures/100012C10001027C00004B2307B067E780FDF4E9.svg" manifest:media-type="image/svg+xml"/>
  <manifest:file-entry manifest:full-path="Pictures/100004D300000A2100000A211256D15DED0EB13D.svg" manifest:media-type="image/svg+xml"/>
  <manifest:file-entry manifest:full-path="Pictures/100002010000006200000062ADF343EE4C4C47CA.png" manifest:media-type="image/png"/>
  <manifest:file-entry manifest:full-path="Pictures/100037DB000052DD000052DD27AD008058A48B3A.svg" manifest:media-type="image/svg+xml"/>
  <manifest:file-entry manifest:full-path="Pictures/10002934000026D50000105AD445A2B64E397C82.svg" manifest:media-type="image/svg+xml"/>
  <manifest:file-entry manifest:full-path="Pictures/100002010000010B0000013917415B421644F3C0.png" manifest:media-type="image/png"/>
  <manifest:file-entry manifest:full-path="Pictures/100000000000016F00000089E94CED5D065FD4B0.png" manifest:media-type="image/png"/>
  <manifest:file-entry manifest:full-path="Pictures/100012E700001B98000020599964C5016A22AE1B.svg" manifest:media-type="image/svg+xml"/>
  <manifest:file-entry manifest:full-path="Pictures/10000201000002C3000002C326F10A71877EDF0B.png" manifest:media-type="image/png"/>
  <manifest:file-entry manifest:full-path="Pictures/10000C5A00001A9000001A90115837F6829AAC39.svg" manifest:media-type="image/svg+xml"/>
  <manifest:file-entry manifest:full-path="Pictures/100007D900004AEE00003A166A8CDB57205F6C8B.svg" manifest:media-type="image/svg+xml"/>
  <manifest:file-entry manifest:full-path="Pictures/10000201000002D5000002325DD6CC78B80A7DB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1.093cm)" draw:image-opacity="100%" style:mirror="none"/>
    </style:style>
    <style:style style:name="gr2" style:family="graphic" style:parent-style-name="standard">
      <style:graphic-properties svg:stroke-color="#000000" draw:fill-color="#b4c7dc" draw:textarea-horizontal-align="justify" draw:textarea-vertical-align="middle" draw:auto-grow-height="false" fo:min-height="3.25cm" fo:min-width="9.3cm"/>
      <style:paragraph-properties style:writing-mode="lr-tb"/>
    </style:style>
    <style:style style:name="gr3" style:family="graphic" style:parent-style-name="standard">
      <style:graphic-properties svg:stroke-color="#000000" draw:fill-color="#ffe994" draw:textarea-horizontal-align="justify" draw:textarea-vertical-align="middle" draw:auto-grow-height="false" fo:min-height="0.65cm" fo:min-width="3.8cm"/>
      <style:paragraph-properties style:writing-mode="lr-tb"/>
    </style:style>
    <style:style style:name="gr4" style:family="graphic" style:parent-style-name="standard">
      <style:graphic-properties svg:stroke-color="#ff0000" draw:fill-color="#ffa6a6" draw:textarea-horizontal-align="justify" draw:textarea-vertical-align="middle" draw:auto-grow-height="false" fo:min-height="0.65cm" fo:min-width="3.8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159cm" svg:stroke-color="#000000" draw:marker-start-width="0.439cm" draw:marker-end-width="0.439cm" draw:fill="solid" draw:textarea-vertical-align="middle" fo:padding-top="0.205cm" fo:padding-bottom="0.205cm" fo:padding-left="0.33cm" fo:padding-right="0.33cm"/>
    </style:style>
    <style:style style:name="gr7" style:family="graphic" style:parent-style-name="standard">
      <style:graphic-properties svg:stroke-width="0.212cm" svg:stroke-color="#000000" draw:marker-start-width="0.518cm" draw:marker-end-width="0.518cm" draw:fill="none" draw:textarea-vertical-align="middle" draw:auto-grow-height="false" fo:min-height="6.742cm" fo:min-width="0.156cm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loext:graphic-properties draw:fill-color="#ffe994"/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a6a6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3cm" svg:height="2.65cm" svg:x="1cm" svg:y="6.65cm">
          <draw:image xlink:href="Pictures/100000000000016F00000089E94CED5D065FD4B0.png" xlink:type="simple" xlink:show="embed" xlink:actuate="onLoad" loext:mime-type="image/png">
            <text:p/>
          </draw:image>
        </draw:frame>
        <draw:custom-shape draw:style-name="gr2" draw:text-style-name="P2" draw:layer="layout" svg:width="9.8cm" svg:height="3.5cm" svg:x="9.4cm" svg:y="1.4cm">
          <text:p text:style-name="P1"><text:span text:style-name="T1">Week 1</text:span></text:p>
          <text:p text:style-name="P1"/>
          <text:p text:style-name="P1">Linux ecosyste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8cm" svg:height="3.5cm" svg:x="9.4cm" svg:y="5.5cm">
          <text:p text:style-name="P1"><text:span text:style-name="T1">Week 2</text:span></text:p>
          <text:p text:style-name="P1"/>
          <text:p text:style-name="P1">Geoscripting in 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8cm" svg:height="3.5cm" svg:x="9.4cm" svg:y="9.8cm">
          <text:p text:style-name="P1"><text:span text:style-name="T1">Week 3</text:span></text:p>
          <text:p text:style-name="P1"/>
          <text:p text:style-name="P1">Geoscripting in<text:line-break/>Pyth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8cm" svg:height="3.5cm" svg:x="9.3cm" svg:y="14.1cm">
          <text:p text:style-name="P1"><text:span text:style-name="T1">Week 4</text:span></text:p>
          <text:p text:style-name="P1"/>
          <text:p text:style-name="P1">Final Projec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3cm" svg:height="0.9cm" draw:transform="rotate (1.5707963267949) translate (16.9cm 5.3cm)">
          <text:p text:style-name="P1">Assignmen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3cm" svg:height="0.9cm" draw:transform="rotate (1.5707963267949) translate (16.9cm 9.6cm)">
          <text:p text:style-name="P1">Assignmen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3cm" svg:height="0.9cm" draw:transform="rotate (1.5707963267949) translate (16.9cm 13.9cm)">
          <text:p text:style-name="P1">Assignment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3cm" svg:height="0.9cm" draw:transform="rotate (1.5707963267949) translate (18.1cm 13.9cm)">
          <text:p text:style-name="P4"><text:span text:style-name="T2">Exam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3cm" svg:height="0.9cm" draw:transform="rotate (1.5707963267949) translate (18.1cm 18.1cm)">
          <text:p text:style-name="P1">Presentation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.692cm" svg:height="1.692cm" svg:x="3.2cm" svg:y="1.6cm">
          <draw:image xlink:href="Pictures/100004D300000A2100000A211256D15DED0EB13D.svg" xlink:type="simple" xlink:show="embed" xlink:actuate="onLoad" loext:mime-type="image/svg+xml">
            <text:p/>
          </draw:image>
          <draw:image xlink:href="Pictures/100002010000006200000062ADF343EE4C4C47CA.png" xlink:type="simple" xlink:show="embed" xlink:actuate="onLoad" loext:mime-type="image/png"/>
        </draw:frame>
        <draw:frame draw:style-name="gr5" draw:text-style-name="P1" draw:layer="layout" svg:width="2.2cm" svg:height="2.2cm" svg:x="5.592cm" svg:y="1.4cm">
          <draw:image xlink:href="Pictures/100037DB000052DD000052DD27AD008058A48B3A.svg" xlink:type="simple" xlink:show="embed" xlink:actuate="onLoad" loext:mime-type="image/svg+xml">
            <text:p/>
          </draw:image>
          <draw:image xlink:href="Pictures/10000201000002C3000002C326F10A71877EDF0B.png" xlink:type="simple" xlink:show="embed" xlink:actuate="onLoad" loext:mime-type="image/png"/>
        </draw:frame>
        <draw:frame draw:name="bash.svg" draw:style-name="gr5" draw:text-style-name="P1" draw:layer="layout" svg:width="4.1cm" svg:height="1.726cm" svg:x="3.292cm" svg:y="3.4cm">
          <draw:image xlink:href="Pictures/10002934000026D50000105AD445A2B64E397C82.svg" xlink:type="simple" xlink:show="embed" xlink:actuate="onLoad" loext:mime-type="image/svg+xml">
            <text:p/>
          </draw:image>
          <draw:image xlink:href="Pictures/10000201000001780000009E997B6092965F3CC6.png" xlink:type="simple" xlink:show="embed" xlink:actuate="onLoad" loext:mime-type="image/png"/>
          <svg:title>Asset 1</svg:title>
        </draw:frame>
        <draw:frame draw:style-name="gr5" draw:text-style-name="P1" draw:layer="layout" svg:width="1.621cm" svg:height="1.9cm" svg:x="7.692cm" svg:y="1.6cm">
          <draw:image xlink:href="Pictures/100012E700001B98000020599964C5016A22AE1B.svg" xlink:type="simple" xlink:show="embed" xlink:actuate="onLoad" loext:mime-type="image/svg+xml">
            <text:p/>
          </draw:image>
          <draw:image xlink:href="Pictures/100002010000010B0000013917415B421644F3C0.png" xlink:type="simple" xlink:show="embed" xlink:actuate="onLoad" loext:mime-type="image/png"/>
        </draw:frame>
        <draw:line draw:style-name="gr6" draw:text-style-name="P6" draw:layer="layout" svg:x1="8.192cm" svg:y1="1.3cm" svg:x2="7.292cm" svg:y2="3.6cm">
          <text:p/>
        </draw:line>
        <draw:frame draw:style-name="gr5" draw:text-style-name="P1" draw:layer="layout" svg:width="1.4cm" svg:height="1.4cm" svg:x="7.726cm" svg:y="3.5cm">
          <draw:image xlink:href="Pictures/10000C5A00001A9000001A90115837F6829AAC39.svg" xlink:type="simple" xlink:show="embed" xlink:actuate="onLoad" loext:mime-type="image/svg+xml">
            <text:p/>
          </draw:image>
          <draw:image xlink:href="Pictures/100002010000010100000101B08B0C89B5771FD4.png" xlink:type="simple" xlink:show="embed" xlink:actuate="onLoad" loext:mime-type="image/png"/>
        </draw:frame>
        <draw:frame draw:style-name="gr5" draw:text-style-name="P1" draw:layer="layout" svg:width="4.4cm" svg:height="3.411cm" svg:x="4.792cm" svg:y="5.563cm">
          <draw:image xlink:href="Pictures/100007D900004AEE00003A166A8CDB57205F6C8B.svg" xlink:type="simple" xlink:show="embed" xlink:actuate="onLoad" loext:mime-type="image/svg+xml">
            <text:p/>
          </draw:image>
          <draw:image xlink:href="Pictures/10000201000002D5000002325DD6CC78B80A7DBC.png" xlink:type="simple" xlink:show="embed" xlink:actuate="onLoad" loext:mime-type="image/png"/>
        </draw:frame>
        <draw:frame draw:style-name="gr5" draw:text-style-name="P1" draw:layer="layout" svg:width="7.887cm" svg:height="2.292cm" svg:x="1.2cm" svg:y="10.608cm">
          <draw:image xlink:href="Pictures/100012C10001027C00004B2307B067E780FDF4E9.svg" xlink:type="simple" xlink:show="embed" xlink:actuate="onLoad" loext:mime-type="image/svg+xml">
            <text:p/>
          </draw:image>
          <draw:image xlink:href="Pictures/10000201000005200000017D4AFDC69EF31FDFE9.png" xlink:type="simple" xlink:show="embed" xlink:actuate="onLoad" loext:mime-type="image/png"/>
        </draw:frame>
        <draw:custom-shape draw:style-name="gr7" draw:text-style-name="P7" draw:layer="layout" svg:width="2.4cm" svg:height="7.6cm" draw:transform="rotate (1.5707963267949) translate (1.3cm 17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.2cm" fo:page-height="19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1T21:46:39.802108402</meta:creation-date>
    <dc:date>2020-12-21T22:40:03.724112126</dc:date>
    <meta:editing-duration>PT22M</meta:editing-duration>
    <meta:editing-cycles>3</meta:editing-cycles>
    <meta:generator>LibreOffice/6.4.5.2$Linux_X86_64 LibreOffice_project/40$Build-2</meta:generator>
    <meta:document-statistic meta:object-count="19"/>
  </office:meta>
</office:document-meta>
</file>